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"......"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"...Hahh?! I must have dozed off! Th-This simply
won't do!"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"Fortunately, we still seem to be on... course..."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"Phew..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8T22:13:02+01:00</meta:creation-date>
    <dc:date>2019-12-18T22:13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